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5.85cm"/>
    </style:style>
    <style:style style:name="gr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14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40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7cm" fo:min-width="0.7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3.198cm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96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0.97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91cm" fo:min-width="0.961cm"/>
    </style:style>
    <style:style style:name="gr12" style:family="graphic" style:parent-style-name="standard">
      <style:graphic-properties svg:stroke-width="0.053cm" svg:stroke-color="#000000" draw:marker-start="Arrow" draw:marker-start-width="0.279cm" draw:marker-end-width="0.279cm" draw:fill-color="#ffffff" draw:opacity="100%" draw:textarea-horizontal-align="justify" draw:textarea-vertical-align="middle" draw:auto-grow-height="false" fo:min-height="0.839cm" fo:min-width="3.766cm" fo:padding-top="0.151cm" fo:padding-bottom="0.151cm" fo:padding-left="0.276cm" fo:padding-right="0.276cm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14" style:family="graphic" style:parent-style-name="standard">
      <style:graphic-properties svg:stroke-width="0.028cm" svg:stroke-color="#000000" draw:marker-start="Arrow" draw:marker-start-width="0.242cm" draw:marker-end-width="0.242cm" draw:fill-color="#ffffff" draw:opacity="100%" draw:textarea-horizontal-align="justify" draw:textarea-vertical-align="middle" draw:auto-grow-height="false" fo:min-height="0.863cm" fo:min-width="3.79cm" fo:padding-top="0.139cm" fo:padding-bottom="0.139cm" fo:padding-left="0.264cm" fo:padding-right="0.26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52cm" fo:min-width="1.02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08cm" fo:min-width="0.961cm"/>
    </style:style>
    <style:style style:name="gr17" style:family="graphic" style:parent-style-name="standard">
      <style:graphic-properties draw:stroke="none" svg:stroke-color="#000000" draw:fill="none" draw:fill-color="#ffffff" fo:min-height="1.27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211cm" fo:min-width="1.22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118cm" fo:min-width="0.96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.7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Calibri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font-weight="bold" style:font-name-asian="SimSun" style:font-size-asian="11pt" style:font-weight-asian="bold" style:font-name-complex="Calibri" style:font-size-complex="11pt" style:language-complex="ar" style:country-complex="SA" style:font-weight-complex="bold"/>
    </style:style>
    <style:style style:name="P8" style:family="paragraph">
      <style:paragraph-properties fo:margin-left="0cm" fo:margin-right="0cm" fo:margin-top="0cm" fo:margin-bottom="0.353cm" fo:line-height="115%" fo:text-indent="0cm" style:text-autospace="none"/>
    </style:style>
    <style:style style:name="P9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0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ff" draw:opacity="100%"/>
      <style:paragraph-properties fo:text-align="center"/>
      <style:text-properties style:font-name="Calibri" fo:font-size="14pt" style:font-size-asian="14pt" style:font-size-complex="14pt"/>
    </style:style>
    <style:style style:name="P1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3pt" style:font-size-asian="13pt" style:font-size-complex="13pt"/>
    </style:style>
    <style:style style:name="T3" style:family="text">
      <style:text-properties style:font-name="Calibri" fo:font-size="9pt" style:font-size-asian="9pt" style:font-size-complex="9pt"/>
    </style:style>
    <style:style style:name="T4" style:family="text">
      <style:text-properties style:font-name="Calibri" fo:font-size="8pt" style:font-size-asian="8pt" style:font-size-complex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g>
            <draw:custom-shape draw:style-name="gr1" draw:text-style-name="P1" draw:layer="layout" svg:width="6.35cm" svg:height="2.794cm" svg:x="25.108cm" svg:y="6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294cm" svg:height="0.956cm" svg:x="25.227cm" svg:y="6.962cm">
              <text:p text:style-name="P2"><text:span text:style-name="T1">Box Culvert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1.643cm" svg:height="0.956cm" svg:x="27.648cm" svg:y="6.962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905cm" svg:height="0.956cm" svg:x="29.418cm" svg:y="6.962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1.778cm" svg:height="0.717cm" svg:x="25.354cm" svg:y="8.756cm">
              <text:p text:style-name="P4"><text:span text:style-name="T3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27.513cm" svg:y="8.756cm">
              <text:p text:style-name="P4"><text:span text:style-name="T3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29.545cm" svg:y="8.756cm">
              <text:p text:style-name="P4"><text:span text:style-name="T4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6" draw:layer="layout" svg:x1="26.243cm" svg:y1="8.755cm" svg:x2="26.243cm" svg:y2="7.918cm">
              <text:p/>
            </draw:line>
            <draw:line draw:style-name="gr6" draw:text-style-name="P6" draw:layer="layout" svg:x1="28.402cm" svg:y1="8.755cm" svg:x2="28.402cm" svg:y2="7.918cm">
              <text:p/>
            </draw:line>
            <draw:line draw:style-name="gr6" draw:text-style-name="P6" draw:layer="layout" svg:x1="30.402cm" svg:y1="8.756cm" svg:x2="30.402cm" svg:y2="7.919cm">
              <text:p/>
            </draw:line>
          </draw:g>
        </draw:g>
        <draw:custom-shape draw:style-name="gr7" draw:text-style-name="P7" xml:id="id1" draw:id="id1" draw:layer="layout" svg:width="3.698cm" svg:height="1.143cm" draw:transform="skewX (-0.0122173047639603) translate (4.108cm 12.335cm)">
          <text:p text:style-name="P2"><text:span text:style-name="T5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" draw:id="id7">
          <draw:g>
            <draw:custom-shape draw:style-name="gr1" draw:text-style-name="P1" draw:layer="layout" svg:width="6.35cm" svg:height="2.794cm" svg:x="31.685cm" svg:y="6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2.294cm" svg:height="0.956cm" svg:x="31.804cm" svg:y="6.962cm">
              <text:p text:style-name="P8"><text:span text:style-name="T1">Closed Dra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1.643cm" svg:height="0.956cm" svg:x="34.225cm" svg:y="6.962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905cm" svg:height="0.956cm" svg:x="35.995cm" svg:y="6.962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1.778cm" svg:height="0.717cm" svg:x="31.931cm" svg:y="8.756cm">
              <text:p text:style-name="P4"><text:span text:style-name="T3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34.09cm" svg:y="8.756cm">
              <text:p text:style-name="P4"><text:span text:style-name="T3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36.122cm" svg:y="8.756cm">
              <text:p text:style-name="P4"><text:span text:style-name="T4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6" draw:layer="layout" svg:x1="32.82cm" svg:y1="8.755cm" svg:x2="32.82cm" svg:y2="7.918cm">
              <text:p/>
            </draw:line>
            <draw:line draw:style-name="gr6" draw:text-style-name="P6" draw:layer="layout" svg:x1="34.979cm" svg:y1="8.755cm" svg:x2="34.979cm" svg:y2="7.918cm">
              <text:p/>
            </draw:line>
            <draw:line draw:style-name="gr6" draw:text-style-name="P6" draw:layer="layout" svg:x1="36.979cm" svg:y1="8.756cm" svg:x2="36.979cm" svg:y2="7.919cm">
              <text:p/>
            </draw:line>
          </draw:g>
        </draw:g>
        <draw:g xml:id="id2" draw:id="id2">
          <draw:g>
            <draw:custom-shape draw:style-name="gr1" draw:text-style-name="P1" draw:layer="layout" svg:width="6.35cm" svg:height="2.794cm" svg:x="2.813cm" svg:y="8.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9" draw:layer="layout" svg:width="2.465cm" svg:height="0.956cm" svg:x="2.932cm" svg:y="8.31cm">
              <text:p text:style-name="P8"><text:span text:style-name="T1">Drainage Reser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1.472cm" svg:height="0.956cm" svg:x="5.524cm" svg:y="8.31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905cm" svg:height="0.956cm" svg:x="7.123cm" svg:y="8.31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1.778cm" svg:height="0.717cm" svg:x="3.059cm" svg:y="10.104cm">
              <text:p text:style-name="P4"><text:span text:style-name="T3">Long Nam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5.218cm" svg:y="10.104cm">
              <text:p text:style-name="P4"><text:span text:style-name="T3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7.25cm" svg:y="10.104cm">
              <text:p text:style-name="P4"><text:span text:style-name="T4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6" draw:layer="layout" svg:x1="3.948cm" svg:y1="10.103cm" svg:x2="3.948cm" svg:y2="9.266cm">
              <text:p/>
            </draw:line>
            <draw:line draw:style-name="gr6" draw:text-style-name="P6" draw:layer="layout" svg:x1="6.107cm" svg:y1="10.103cm" svg:x2="6.107cm" svg:y2="9.266cm">
              <text:p/>
            </draw:line>
            <draw:line draw:style-name="gr6" draw:text-style-name="P6" draw:layer="layout" svg:x1="8.107cm" svg:y1="10.104cm" svg:x2="8.107cm" svg:y2="9.267cm">
              <text:p/>
            </draw:line>
          </draw:g>
        </draw:g>
        <draw:connector draw:style-name="gr6" draw:text-style-name="P6" draw:layer="layout" draw:type="line" svg:x1="5.957cm" svg:y1="12.335cm" svg:x2="5.988cm" svg:y2="10.984cm" draw:start-shape="id1" draw:start-glue-point="0" draw:end-shape="id2" draw:end-glue-point="2" svg:d="M5957 12335l31-1351" svg:viewBox="0 0 32 1352">
          <text:p/>
        </draw:connector>
        <draw:connector draw:style-name="gr6" draw:text-style-name="P6" draw:layer="layout" draw:type="line" svg:x1="7.813cm" svg:y1="12.906cm" svg:x2="8.971cm" svg:y2="12.895cm" draw:start-shape="id1" draw:start-glue-point="1" draw:end-shape="id3" draw:end-glue-point="5" svg:d="M7813 12906l1158-11" svg:viewBox="0 0 1159 12">
          <text:p/>
        </draw:connector>
        <draw:custom-shape draw:style-name="gr11" draw:text-style-name="P10" xml:id="id3" draw:id="id3" draw:layer="layout" svg:width="2.921cm" svg:height="2.481cm" svg:x="8.971cm" svg:y="11.654cm">
          <text:p text:style-name="P4"><text:span text:style-name="T6">ExtrudeF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1" xml:id="id4" draw:id="id4" draw:layer="layout" svg:width="4.318cm" svg:height="1.141cm" svg:x="26.127cm" svg:y="12.303cm">
          <text:p text:style-name="P4"><text:span text:style-name="T6">Flow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" draw:id="id5">
          <draw:g>
            <draw:custom-shape draw:style-name="gr1" draw:text-style-name="P1" draw:layer="layout" svg:width="6.35cm" svg:height="2.794cm" svg:x="18.531cm" svg:y="6.8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9" draw:layer="layout" svg:width="2.294cm" svg:height="0.956cm" svg:x="18.65cm" svg:y="6.962cm">
              <text:p text:style-name="P2"><text:span text:style-name="T1">Roadside Dra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1.643cm" svg:height="0.956cm" svg:x="21.071cm" svg:y="6.962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905cm" svg:height="0.956cm" svg:x="22.841cm" svg:y="6.962cm">
              <text:p text:style-name="P4"><text:span text:style-name="T2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1.778cm" svg:height="0.717cm" svg:x="18.777cm" svg:y="8.756cm">
              <text:p text:style-name="P4"><text:span text:style-name="T3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20.936cm" svg:y="8.756cm">
              <text:p text:style-name="P4"><text:span text:style-name="T3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1.778cm" svg:height="0.717cm" svg:x="22.968cm" svg:y="8.756cm">
              <text:p text:style-name="P4"><text:span text:style-name="T4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6" draw:layer="layout" svg:x1="19.666cm" svg:y1="8.755cm" svg:x2="19.666cm" svg:y2="7.918cm">
              <text:p/>
            </draw:line>
            <draw:line draw:style-name="gr6" draw:text-style-name="P6" draw:layer="layout" svg:x1="21.825cm" svg:y1="8.755cm" svg:x2="21.825cm" svg:y2="7.918cm">
              <text:p/>
            </draw:line>
            <draw:line draw:style-name="gr6" draw:text-style-name="P6" draw:layer="layout" svg:x1="23.825cm" svg:y1="8.756cm" svg:x2="23.825cm" svg:y2="7.919cm">
              <text:p/>
            </draw:line>
          </draw:g>
        </draw:g>
        <draw:connector draw:style-name="gr6" draw:text-style-name="P6" draw:layer="layout" draw:type="line" svg:x1="28.286cm" svg:y1="12.303cm" svg:x2="21.706cm" svg:y2="9.636cm" draw:start-shape="id4" draw:start-glue-point="0" draw:end-shape="id5" draw:end-glue-point="2" svg:d="M28286 12303l-6580-2667" svg:viewBox="0 0 6581 2668">
          <text:p/>
        </draw:connector>
        <draw:custom-shape draw:style-name="gr14" draw:text-style-name="P11" xml:id="id8" draw:id="id8" draw:layer="layout" svg:width="4.318cm" svg:height="1.141cm" svg:x="13.384cm" svg:y="12.33cm">
          <text:p text:style-name="P4"><text:span text:style-name="T6">Extruded 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9" draw:id="id9" draw:layer="layout" svg:width="3.048cm" svg:height="3.002cm" svg:x="19.542cm" svg:y="11.387cm">
          <text:p text:style-name="P4"><text:span text:style-name="T7">Is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draw:type="line" svg:x1="28.286cm" svg:y1="12.303cm" svg:x2="28.283cm" svg:y2="9.636cm" draw:start-shape="id4" draw:start-glue-point="0" draw:end-shape="id6" draw:end-glue-point="2" svg:d="M28286 12303l-3-2667" svg:viewBox="0 0 4 2668">
          <text:p/>
        </draw:connector>
        <draw:connector draw:style-name="gr6" draw:text-style-name="P6" draw:layer="layout" draw:type="line" svg:x1="28.286cm" svg:y1="12.303cm" svg:x2="34.86cm" svg:y2="9.636cm" draw:start-shape="id4" draw:start-glue-point="0" draw:end-shape="id7" draw:end-glue-point="2" svg:d="M28286 12303l6574-2667" svg:viewBox="0 0 6575 2668">
          <text:p/>
        </draw:connector>
        <draw:connector draw:style-name="gr6" draw:text-style-name="P6" draw:layer="layout" draw:type="line" svg:x1="17.702cm" svg:y1="12.9cm" svg:x2="19.542cm" svg:y2="12.888cm" draw:start-shape="id8" draw:start-glue-point="1" draw:end-shape="id9" draw:end-glue-point="5" svg:d="M17702 12900l1840-12" svg:viewBox="0 0 1841 13">
          <text:p/>
        </draw:connector>
        <draw:connector draw:style-name="gr6" draw:text-style-name="P6" draw:layer="layout" draw:type="line" svg:x1="22.59cm" svg:y1="12.888cm" svg:x2="26.127cm" svg:y2="12.873cm" draw:start-shape="id9" draw:start-glue-point="7" draw:end-shape="id4" draw:end-glue-point="3" svg:d="M22590 12888l3537-15" svg:viewBox="0 0 3538 16">
          <text:p/>
        </draw:connector>
        <draw:custom-shape draw:style-name="gr16" draw:text-style-name="P10" xml:id="id10" draw:id="id10" draw:layer="layout" svg:width="2.921cm" svg:height="2.916cm" svg:x="33.453cm" svg:y="12.857cm">
          <text:p text:style-name="P4"><text:span text:style-name="T8">GetVerticalPipe</text:span></text:p>
          <text:p text:style-name="P4"><text:span text:style-name="T8">Center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13" draw:layer="layout" svg:width="2.54cm" svg:height="1.524cm" svg:x="27.143cm" svg:y="11.16cm">
          <draw:text-box>
            <text:p><text:span text:style-name="T9">OR</text:span></text:p>
          </draw:text-box>
        </draw:frame>
        <draw:frame draw:style-name="gr17" draw:text-style-name="P13" draw:layer="layout" svg:width="2.54cm" svg:height="1.524cm" svg:x="28.24cm" svg:y="11.16cm">
          <draw:text-box>
            <text:p><text:span text:style-name="T9">OR</text:span></text:p>
          </draw:text-box>
        </draw:frame>
        <draw:connector draw:style-name="gr6" draw:text-style-name="P6" draw:layer="layout" draw:type="line" svg:x1="30.445cm" svg:y1="12.873cm" svg:x2="34.914cm" svg:y2="12.857cm" draw:start-shape="id4" draw:start-glue-point="1" draw:end-shape="id10" draw:end-glue-point="4" svg:d="M30445 12873l4469-16" svg:viewBox="0 0 4470 17">
          <text:p/>
        </draw:connector>
        <draw:custom-shape draw:style-name="gr7" draw:text-style-name="P7" xml:id="id11" draw:id="id11" draw:layer="layout" svg:width="3.698cm" svg:height="1.143cm" draw:transform="skewX (-0.0122173047639603) translate (33.018cm 16.394cm)">
          <text:p text:style-name="P2"><text:span text:style-name="T5">Drain Center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34.914cm" svg:y1="15.773cm" svg:x2="34.867cm" svg:y2="16.394cm" draw:start-shape="id10" draw:start-glue-point="6" draw:end-shape="id11" draw:end-glue-point="0" svg:d="M34914 15773l-47 621" svg:viewBox="0 0 48 622">
          <text:p/>
        </draw:connector>
        <draw:custom-shape draw:style-name="gr18" draw:text-style-name="P10" xml:id="id14" draw:id="id14" draw:layer="layout" svg:width="3.448cm" svg:height="2.921cm" svg:x="26.589cm" svg:y="14.516cm">
          <text:p text:style-name="P4"><text:span text:style-name="T8">GetBoundingBox:</text:span></text:p>
          <text:p text:style-name="P4"><text:span text:style-name="T8">Mid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0" xml:id="id12" draw:id="id12" draw:layer="layout" svg:width="2.921cm" svg:height="2.481cm" svg:x="33.399cm" svg:y="18.226cm">
          <text:p text:style-name="P4"><text:span text:style-name="T5">GetHighPos</text:span></text:p>
          <text:p text:style-name="P4"><text:span text:style-name="T5">(z Poi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13" draw:id="id13" draw:layer="layout" svg:width="3.698cm" svg:height="1.143cm" draw:transform="skewX (-0.0122173047639603) translate (33.018cm 21.428cm)">
          <text:p text:style-name="P2"><text:span text:style-name="T5">Poin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5" draw:id="id15" draw:layer="layout" svg:width="3.698cm" svg:height="1.143cm" draw:transform="skewX (-0.0122173047639603) translate (26.498cm 18.399cm)">
          <text:p text:style-name="P2"><text:span text:style-name="T5">Poin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6" draw:id="id16" draw:layer="layout" svg:width="2.921cm" svg:height="2.735cm" svg:x="26.908cm" svg:y="20.663cm">
          <text:p text:style-name="P4"><text:span text:style-name="T8">Line3D(Point1,</text:span></text:p>
          <text:p text:style-name="P4"><text:span text:style-name="T8"><text:s/></text:span><text:span text:style-name="T8">Point2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draw:type="line" svg:x1="34.881cm" svg:y1="17.537cm" svg:x2="34.86cm" svg:y2="18.226cm" draw:start-shape="id11" draw:start-glue-point="2" draw:end-shape="id12" draw:end-glue-point="4" svg:d="M34881 17537l-21 689" svg:viewBox="0 0 22 690">
          <text:p/>
        </draw:connector>
        <draw:connector draw:style-name="gr6" draw:text-style-name="P6" draw:layer="layout" draw:type="line" svg:x1="34.86cm" svg:y1="20.707cm" svg:x2="34.867cm" svg:y2="21.428cm" draw:start-shape="id12" draw:start-glue-point="6" draw:end-shape="id13" draw:end-glue-point="0" svg:d="M34860 20707l7 721" svg:viewBox="0 0 8 722">
          <text:p/>
        </draw:connector>
        <draw:connector draw:style-name="gr6" draw:text-style-name="P6" draw:layer="layout" draw:type="line" svg:x1="28.286cm" svg:y1="13.444cm" svg:x2="28.313cm" svg:y2="14.516cm" draw:start-shape="id4" draw:start-glue-point="2" draw:end-shape="id14" draw:end-glue-point="4" svg:d="M28286 13444l27 1072" svg:viewBox="0 0 28 1073">
          <text:p/>
        </draw:connector>
        <draw:connector draw:style-name="gr6" draw:text-style-name="P6" draw:layer="layout" draw:type="line" svg:x1="28.313cm" svg:y1="17.437cm" svg:x2="28.347cm" svg:y2="18.399cm" draw:start-shape="id14" draw:start-glue-point="6" draw:end-shape="id15" draw:end-glue-point="0" svg:d="M28313 17437l34 962" svg:viewBox="0 0 35 963">
          <text:p/>
        </draw:connector>
        <draw:connector draw:style-name="gr6" draw:text-style-name="P6" draw:layer="layout" draw:type="line" svg:x1="28.361cm" svg:y1="19.542cm" svg:x2="28.369cm" svg:y2="20.663cm" draw:start-shape="id15" draw:start-glue-point="2" draw:end-shape="id16" draw:end-glue-point="4" svg:d="M28361 19542l8 1121" svg:viewBox="0 0 9 1122">
          <text:p/>
        </draw:connector>
        <draw:connector draw:style-name="gr6" draw:text-style-name="P6" draw:layer="layout" draw:type="line" svg:x1="33.025cm" svg:y1="21.999cm" svg:x2="29.829cm" svg:y2="22.031cm" draw:start-shape="id13" draw:start-glue-point="3" draw:end-shape="id16" draw:end-glue-point="7" svg:d="M33025 21999l-3196 32" svg:viewBox="0 0 3197 33">
          <text:p/>
        </draw:connector>
        <draw:custom-shape draw:style-name="gr20" draw:text-style-name="P7" xml:id="id18" draw:id="id18" draw:layer="layout" svg:width="2.208cm" svg:height="1.143cm" draw:transform="skewX (-0.0122173047639603) translate (19.879cm 21.474cm)">
          <text:p text:style-name="P2"><text:span text:style-name="T5">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7" draw:id="id17" draw:layer="layout" svg:width="2.921cm" svg:height="2.735cm" svg:x="23.225cm" svg:y="20.685cm">
          <text:p text:style-name="P4"><text:span text:style-name="T8">Create N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draw:type="line" svg:x1="26.908cm" svg:y1="22.031cm" svg:x2="26.146cm" svg:y2="22.053cm" draw:start-shape="id16" draw:start-glue-point="5" draw:end-shape="id17" draw:end-glue-point="7" svg:d="M26908 22031l-762 22" svg:viewBox="0 0 763 23">
          <text:p/>
        </draw:connector>
        <draw:connector draw:style-name="gr6" draw:text-style-name="P6" draw:layer="layout" draw:type="line" svg:x1="23.225cm" svg:y1="22.053cm" svg:x2="22.094cm" svg:y2="22.045cm" draw:start-shape="id17" draw:start-glue-point="5" draw:end-shape="id18" draw:end-glue-point="1" svg:d="M23225 22053l-1131-8" svg:viewBox="0 0 1132 9">
          <text:p/>
        </draw:connector>
        <draw:connector draw:style-name="gr6" draw:text-style-name="P6" draw:layer="layout" draw:type="line" svg:x1="20.983cm" svg:y1="21.474cm" svg:x2="21.066cm" svg:y2="14.389cm" draw:start-shape="id18" draw:start-glue-point="0" draw:end-shape="id9" draw:end-glue-point="6" svg:d="M20983 21474l83-7085" svg:viewBox="0 0 84 7086">
          <text:p/>
        </draw:connector>
        <draw:connector draw:style-name="gr6" draw:text-style-name="P6" draw:layer="layout" draw:type="line" svg:x1="11.892cm" svg:y1="12.895cm" svg:x2="13.384cm" svg:y2="12.9cm" draw:start-shape="id3" draw:start-glue-point="7" draw:end-shape="id8" draw:end-glue-point="3" svg:d="M11892 12895l1492 5" svg:viewBox="0 0 1493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0:12:46.339000000</meta:creation-date>
    <dc:date>2019-01-29T16:05:01.709000000</dc:date>
    <meta:editing-duration>PT5H18M55S</meta:editing-duration>
    <meta:editing-cycles>14</meta:editing-cycles>
    <meta:generator>LibreOffice/6.1.2.1$Windows_X86_64 LibreOffice_project/65905a128db06ba48db947242809d14d3f9a93fe</meta:generator>
    <meta:document-statistic meta:object-count="83"/>
  </office:meta>
</office:document-meta>
</file>